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draw:layer="layout" draw:type="line" svg:x1="11.641cm" svg:y1="8.178cm" svg:x2="11.682cm" svg:y2="13.389cm" draw:start-shape="id2" draw:start-glue-point="3" svg:d="M11641 8178l41 5211" svg:viewBox="0 0 42 5212">
          <text:p/>
        </draw:connector>
        <draw:connector draw:style-name="gr2" draw:text-style-name="P3" xml:id="id5" draw:id="id5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3" draw:layer="layout" draw:type="line" svg:x1="21.182cm" svg:y1="14.832cm" svg:x2="21.182cm" svg:y2="18.48cm" draw:start-shape="id5" draw:start-glue-point="3" svg:d="M21182 14832v3648" svg:viewBox="0 0 1 3649">
          <text:p/>
        </draw:connector>
        <draw:custom-shape draw:style-name="gr4" draw:text-style-name="P4" xml:id="id10" draw:id="id10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6" draw:id="id6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1" draw:id="id11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2.4cm" svg:height="1.8cm" svg:x="10.5cm" svg:y="10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cm" svg:height="1.8cm" svg:x="20cm" svg:y="15.5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4.58cm" svg:y1="12.646cm" svg:x2="22.4cm" svg:y2="16.4cm" draw:start-shape="id6" draw:start-glue-point="7" draw:end-shape="id7" draw:end-glue-point="10" svg:d="M24580 12646l-2180 3754" svg:viewBox="0 0 2181 3755">
          <text:p/>
        </draw:connector>
        <draw:connector draw:style-name="gr6" draw:text-style-name="P3" draw:layer="layout" draw:type="line" svg:x1="24.58cm" svg:y1="10.454cm" svg:x2="16.966cm" svg:y2="9.325cm" draw:start-shape="id6" draw:start-glue-point="5" draw:end-shape="id8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6" draw:start-glue-point="6" draw:end-shape="id9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10" draw:start-glue-point="11" draw:end-shape="id11" draw:end-glue-point="7" svg:d="M8017 8424l2834-1487" svg:viewBox="0 0 2835 1488">
          <text:p/>
        </draw:connector>
        <draw:connector draw:style-name="gr6" draw:text-style-name="P3" draw:layer="layout" draw:type="line" svg:x1="9.1cm" svg:y1="10.897cm" svg:x2="10.5cm" svg:y2="10.9cm" draw:start-shape="id10" draw:start-glue-point="10" draw:end-shape="id12" svg:d="M9100 10897l1400 3" svg:viewBox="0 0 1401 4">
          <text:p/>
        </draw:connector>
        <draw:custom-shape draw:style-name="gr7" draw:text-style-name="P7" draw:layer="layout" svg:width="14.2cm" svg:height="3.6cm" svg:x="4.8cm" svg:y="15.4cm">
          <text:p text:style-name="P1"><text:span text:style-name="T4">On the other way, if you don’t reuse</text:span></text:p>
          <text:p text:style-name="P1"><text:span text:style-name="T4">original changing, need more human</text:span></text:p>
          <text:p text:style-name="P1"><text:span text:style-name="T4">power.</text:span></text:p>
          <draw:enhanced-geometry svg:viewBox="0 0 21600 21600" draw:text-areas="800 800 20800 20800" draw:type="round-rectangular-callout" draw:modifiers="23796.3523695514 6700.1388503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5-16T00:27:49.745366079</dc:date>
    <meta:editing-duration>PT1H58M29S</meta:editing-duration>
    <meta:editing-cycles>155</meta:editing-cycles>
    <meta:generator>LibreOffice/5.2.7.2$Linux_X86_64 LibreOffice_project/20m0$Build-2</meta:generator>
    <meta:document-statistic meta:object-count="21"/>
  </office:meta>
</office:document-meta>
</file>